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text:list-style style:name="L5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S 133N<text:s/></text:span><text:span text:style-name="T2">–</text:span><text:span text:style-name="T3"><text:s/>Lab 5 Instructions<text:tab/><text:tab/>Name:<text:s/></text:span><text:span text:style-name="T4">Amanda Akins</text:span></text:p>
      <text:p text:style-name="P1"><text:span text:style-name="T5"/></text:p>
      <text:p text:style-name="P1"><text:span text:style-name="T6">Complete tutorials 4-1 and 4-2</text:span><text:span text:style-name="T7"><text:s/>in the text. We’ll discuss these in class. It's always a good idea to do the tutorial more than once if you have time. The textbook author has provided a video illustration of each tutorial at<text:s/></text:span><text:a xlink:href="http://www.pearsonhigehered.com/gaddis"><text:span text:style-name="T9">www.pearsonhigehered.com/gaddis</text:span></text:a><text:span text:style-name="T10">. Feel free to view the video to help you do the tutorials, particularly if you miss class. Participate in the Lab questions forum if necessary. </text:span></text:p>
      <text:p text:style-name="P1"><text:span text:style-name="T10">For all exercises at the end of the chapters in this course refer to the appropriate peer evaluation for more specific details about what will be required in your solution.</text:span></text:p>
      <text:p text:style-name="P1"><text:span text:style-name="T11">Complete exercise 2</text:span><text:span text:style-name="T12"><text:s/>on page 262 of the text.</text:span></text:p>
      <text:list text:style-name="L2">
        <text:list-item>
          <text:p text:style-name="P2"><text:span text:style-name="T12">Write pseudocode for the Calculate Button event handler</text:span></text:p>
        </text:list-item>
        <text:list-item>
          <text:p text:style-name="P2"><text:span text:style-name="T12">Create event handlers for a Calculate Button and for an Exit Button</text:span></text:p>
        </text:list-item>
        <text:list-item>
          <text:p text:style-name="P2"><text:span text:style-name="T12">Add Try and Catch Blocks where it makes sense</text:span></text:p>
        </text:list-item>
      </text:list>
      <text:p text:style-name="P3"><text:span text:style-name="T12">What to turn in:</text:span></text:p>
      <text:list text:style-name="L4">
        <text:list-item>
          <text:p text:style-name="P4"><text:span text:style-name="T12">Your pseudocode<text:s/></text:span><text:span text:style-name="T13">–</text:span><text:span text:style-name="T14"><text:s/>can be placed in this document</text:span></text:p>
        </text:list-item>
      </text:list>
      <text:list text:style-name="L5">
        <text:list-item>
          <text:p text:style-name="P5"><text:span text:style-name="T14">Get object's mass</text:span></text:p>
        </text:list-item>
        <text:list-item>
          <text:p text:style-name="P5"><text:span text:style-name="T14">Calculate weight = mass * 9.8</text:span></text:p>
        </text:list-item>
        <text:list-item>
          <text:p text:style-name="P5"><text:span text:style-name="T14">if weight &gt; 1000 then else, if weight &lt; 10 then else, end if</text:span></text:p>
        </text:list-item>
        <text:list-item>
          <text:p text:style-name="P5"><text:span text:style-name="T14">Output weight in Newtons</text:span></text:p>
        </text:list-item>
      </text:list>
      <text:list text:style-name="L6">
        <text:list-item>
          <text:p text:style-name="P6"><text:span text:style-name="T15">Screen print the user interface (form) for exercise 2 in this document.</text:span></text:p>
        </text:list-item>
        <text:list-item>
          <text:p text:style-name="P7"><draw:frame text:anchor-type="as-char" svg:width="152.40mm" svg:height="85.73mm" style:rel-width="scale" style:rel-height="scale"><draw:object-ole xlink:href="OleObj1"/><draw:image xlink:href="ObjectReplacements/OleObj1"/></draw:frame><text:span text:style-name="T15"/></text:p>
        </text:list-item>
        <text:list-item>
          <text:p text:style-name="P7"><draw:frame text:anchor-type="as-char" svg:width="152.40mm" svg:height="85.73mm" style:rel-width="scale" style:rel-height="scale"><draw:object-ole xlink:href="OleObj2"/><draw:image xlink:href="ObjectReplacements/OleObj2"/></draw:frame><text:span text:style-name="T15"/></text:p>
        </text:list-item>
        <text:list-item>
          <text:p text:style-name="P8"><text:span text:style-name="T15">Screen print or paste the source code for exercise 2 in this document.</text:span></text:p>
        </text:list-item>
        <text:list-item>
          <text:p text:style-name="P9"><draw:frame text:anchor-type="as-char" svg:width="152.40mm" svg:height="85.73mm" style:rel-width="scale" style:rel-height="scale"><draw:object-ole xlink:href="OleObj3"/><draw:image xlink:href="ObjectReplacements/OleObj3"/></draw:frame><text:span text:style-name="T15"/></text:p>
        </text:list-item>
        <text:list-item>
          <text:p text:style-name="P9"><draw:frame text:anchor-type="as-char" svg:width="152.40mm" svg:height="85.73mm" style:rel-width="scale" style:rel-height="scale"><draw:object-ole xlink:href="OleObj4"/><draw:image xlink:href="ObjectReplacements/OleObj4"/></draw:frame><text:span text:style-name="T16"/></text:p>
        </text:list-item>
      </text:list>
      <text:p text:style-name="P10"><text:span text:style-name="T17">Resave this document as a .docx or .doc file.</text:span></text:p>
      <text:p text:style-name="P10"><text:span text:style-name="T17">Upload this document to the Lab 5 link in Moodle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